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 style:data-style-name="N36"/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6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5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38:.C57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6])" office:value-type="float" office:value="2255.9" calcext:value-type="float">
            <text:p>2255.9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73:.C79])" office:value-type="float" office:value="-931.38" calcext:value-type="float">
            <text:p>-93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67]; [.C80])" office:value-type="float" office:value="1324.52" calcext:value-type="float">
            <text:p>1324.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00-00-00</text:date>, <text:time style:data-style-name="N2" text:time-value="21:30:29.082233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7T21:28:22.347664616</dc:date>
    <meta:editing-duration>P2DT8H33M32S</meta:editing-duration>
    <meta:editing-cycles>311</meta:editing-cycles>
    <meta:generator>LibreOffice/6.0.7.3$Linux_X86_64 LibreOffice_project/00m0$Build-3</meta:generator>
    <meta:document-statistic meta:table-count="6" meta:cell-count="1077" meta:object-count="0"/>
  </office:meta>
</office:document-meta>
</file>